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Task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ditionTask.setProperty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ask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ask.Condition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ask.setEls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ask.setValue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Task.setElse( Object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